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UEVA, SHULIANA KAR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J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OBERON CRUZADO LILIAN RO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AITAN QUISPE GABRIELA ALEXANDR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9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4058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08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